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4" svg:font-family="'DejaVu Sans Mono'" style:font-family-generic="modern" style:font-pitch="fixed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adornments="Regular" style:font-family-generic="modern" style:font-pitch="variable"/>
    <style:font-face style:name="DejaVu Serif3" svg:font-family="'DejaVu Serif'" style:font-adornments="Regular" style:font-family-generic="modern" style:font-pitch="variable"/>
    <style:font-face style:name="DejaVu Sans Light1" svg:font-family="'DejaVu Sans Light'" style:font-family-generic="roman" style:font-pitch="variable"/>
    <style:font-face style:name="DejaVu Sans Light2" svg:font-family="'DejaVu Sans Light'" style:font-adornments="ExtraLight" style:font-family-generic="roman" style:font-pitch="variable"/>
    <style:font-face style:name="DejaVu Sans Mono3" svg:font-family="'DejaVu Sans Mono'" style:font-family-generic="roman" style:font-pitch="variable"/>
    <style:font-face style:name="DejaVu Sans Mono2" svg:font-family="'DejaVu Sans Mono'" style:font-adornments="Regular" style:font-family-generic="roma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Light3" svg:font-family="'DejaVu Sans Light'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 Light4" svg:font-family="'DejaVu Sans Light'" style:font-adornments="Regular" style:font-family-generic="swiss" style:font-pitch="variable"/>
    <style:font-face style:name="DejaVu Serif2" svg:font-family="'DejaVu Serif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27622" draw:textarea-horizontal-align="justify" draw:textarea-vertical-align="middle" draw:auto-grow-height="false" fo:min-height="4.83cm" fo:min-width="27.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9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454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stroke="dash" draw:stroke-dash="Dot" svg:stroke-width="0.051cm" svg:stroke-color="#127622" draw:marker-start-width="0.279cm" draw:marker-end-width="0.279cm" svg:stroke-opacity="80%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655cm"/>
      <style:paragraph-properties style:writing-mode="lr-tb"/>
    </style:style>
    <style:style style:name="gr7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ax-height="0cm" fo:min-height="2.925cm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ax-height="0cm" fo:min-height="2.925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textarea-vertical-align="middle" draw:auto-grow-height="true" draw:auto-grow-width="false" fo:max-height="0cm" fo:min-height="4.921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5.08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1.419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127622"/>
      <style:paragraph-properties fo:text-align="center"/>
    </style:style>
    <style:style style:name="P2" style:family="paragraph">
      <style:paragraph-properties style:writing-mode="lr-tb"/>
      <style:text-properties fo: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127622" style:font-name="DejaVu Sans Light3" fo:font-size="14pt"/>
    </style:style>
    <style:style style:name="P6" style:family="paragraph">
      <style:paragraph-properties fo:line-height="100%" fo:text-align="end"/>
    </style:style>
    <style:style style:name="P7" style:family="paragraph">
      <loext:graphic-properties draw:fill="none" draw:fill-color="#ffffff"/>
      <style:paragraph-properties fo:line-height="100%" fo:text-align="end" style:writing-mode="lr-tb"/>
      <style:text-properties style:font-name="DejaVu Sans Mono4" fo:font-size="11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end"/>
    </style:style>
    <style:style style:name="P10" style:family="paragraph">
      <style:paragraph-properties fo:text-align="end" style:writing-mode="lr-tb"/>
      <style:text-properties fo:font-size="22pt" style:font-size-asian="32pt" style:font-size-complex="3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font-name="DejaVu Serif" fo:font-size="26pt"/>
    </style:style>
    <style:style style:name="P13" style:family="paragraph">
      <style:text-properties fo:hyphenate="false" loext:hyphenation-no-caps="false"/>
    </style:style>
    <style:style style:name="P14" style:family="paragraph">
      <loext:graphic-properties draw:fill="none" draw:fill-color="#ffffff"/>
      <style:paragraph-properties style:writing-mode="lr-tb"/>
      <style:text-properties fo:hyphenate="false" loext:hyphenation-no-caps="false"/>
    </style:style>
    <style:style style:name="P15" style:family="paragraph">
      <style:paragraph-properties fo:margin-left="0.356cm" fo:margin-right="0cm" fo:margin-top="0cm" fo:margin-bottom="0cm" fo:line-height="155%" fo:text-indent="0cm"/>
      <style:text-properties fo:hyphenate="false" loext:hyphenation-no-caps="false"/>
    </style:style>
    <style:style style:name="P16" style:family="paragraph">
      <loext:graphic-properties draw:fill-color="#ffffff"/>
      <style:paragraph-properties fo:margin-left="0cm" fo:margin-right="0cm" fo:text-indent="0cm" style:writing-mode="lr-tb"/>
      <style:text-properties fo:font-size="24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color="#127622" style:font-name="DejaVu Sans Light3" fo:font-size="14pt"/>
    </style:style>
    <style:style style:name="T3" style:family="text">
      <style:text-properties style:font-name="DejaVu Sans Mono4" fo:font-size="11pt"/>
    </style:style>
    <style:style style:name="T4" style:family="text">
      <style:text-properties fo:font-size="22pt" style:font-size-asian="32pt" style:font-size-complex="32pt"/>
    </style:style>
    <style:style style:name="T5" style:family="text">
      <style:text-properties style:font-name="DejaVu Serif" fo:font-size="26pt"/>
    </style:style>
    <style:style style:name="T6" style:family="text">
      <style:text-properties fo:color="#127622"/>
    </style:style>
    <style:style style:name="T7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▶">
        <style:list-level-properties text:min-label-width="0.6cm"/>
        <style:text-properties fo:font-family="OpenSymbol" style:font-style-name="Regular" style:font-charset="x-symbol" fo:color="#12762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▶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5.08cm" svg:x="0cm" svg:y="1.80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1.4cm" svg:y="3.116cm" presentation:class="title" presentation:user-transformed="true">
          <draw:text-box>
            <text:p><text:span text:style-name="T1">Meet Node2020</text:span></text:p>
          </draw:text-box>
        </draw:frame>
        <draw:frame presentation:style-name="pr2" draw:text-style-name="P4" draw:layer="layout" svg:width="25.199cm" svg:height="5.08cm" svg:x="1.4cm" svg:y="6.985cm" presentation:class="subtitle" presentation:user-transformed="true">
          <draw:text-box>
            <text:p text:style-name="P3">Open Source Workflows and Infrastructure</text:p>
            <text:p text:style-name="P3">Fall 2020</text:p>
          </draw:text-box>
        </draw:frame>
        <draw:frame draw:style-name="gr2" draw:text-style-name="P5" draw:layer="layout" svg:width="9.525cm" svg:height="2.049cm" svg:x="1.335cm" svg:y="12.867cm">
          <draw:text-box>
            <text:p><text:span text:style-name="T2">Devin Stewart</text:span><text:span text:style-name="T2"><text:line-break/></text:span><text:span text:style-name="T2">Bryan Behrenshausen</text:span></text:p>
          </draw:text-box>
        </draw:frame>
        <draw:frame draw:style-name="gr3" draw:text-style-name="P7" draw:layer="layout" svg:width="1.905cm" svg:height="0.704cm" svg:x="24.766cm" svg:y="14.236cm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8.255cm" svg:height="1.419cm" svg:x="1.27cm" svg:y="1.121cm" presentation:class="title" presentation:user-transformed="true">
          <draw:text-box>
            <text:p text:style-name="P9"><text:span text:style-name="T4">Meet Node2020</text:span></text:p>
          </draw:text-box>
        </draw:frame>
        <draw:line draw:style-name="gr5" draw:text-style-name="P11" draw:layer="layout" svg:x1="0cm" svg:y1="2.54cm" svg:x2="9.525cm" svg:y2="2.54cm">
          <text:p/>
        </draw:line>
        <draw:frame draw:style-name="gr6" draw:text-style-name="P12" draw:layer="layout" svg:width="19.05cm" svg:height="1.905cm" svg:x="1.835cm" svg:y="4.445cm">
          <draw:text-box>
            <text:p><text:span text:style-name="T5">Priorities and parameters</text:span></text:p>
          </draw:text-box>
        </draw:frame>
        <draw:frame draw:style-name="gr7" draw:text-style-name="P14" draw:layer="layout" svg:width="20.32cm" svg:height="3.175cm" svg:x="2.27cm" svg:y="6.815cm">
          <draw:text-box>
            <text:list text:style-name="L2">
              <text:list-item>
                <text:p text:style-name="P13">Respect foundation-backed governance</text:p>
              </text:list-item>
              <text:list-item>
                <text:p text:style-name="P13">Maintain the liberal contribution model</text:p>
              </text:list-item>
            </text:list>
          </draw:text-box>
        </draw:frame>
        <draw:frame draw:style-name="gr3" draw:text-style-name="P7" draw:layer="layout" svg:width="1.905cm" svg:height="0.704cm" svg:x="24.766cm" svg:y="14.236cm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8.255cm" svg:height="1.419cm" svg:x="1.27cm" svg:y="1.121cm" presentation:class="title" presentation:user-transformed="true">
          <draw:text-box>
            <text:p text:style-name="P9"><text:span text:style-name="T4">Meet Node2020</text:span></text:p>
          </draw:text-box>
        </draw:frame>
        <draw:line draw:style-name="gr5" draw:text-style-name="P11" draw:layer="layout" svg:x1="0cm" svg:y1="2.54cm" svg:x2="9.525cm" svg:y2="2.54cm">
          <text:p/>
        </draw:line>
        <draw:frame draw:style-name="gr6" draw:text-style-name="P12" draw:layer="layout" svg:width="19.05cm" svg:height="1.905cm" svg:x="1.835cm" svg:y="4.445cm">
          <draw:text-box>
            <text:p><text:span text:style-name="T5">Technical infrastructure</text:span></text:p>
          </draw:text-box>
        </draw:frame>
        <draw:frame draw:style-name="gr3" draw:text-style-name="P7" draw:layer="layout" svg:width="1.905cm" svg:height="0.704cm" svg:x="24.765cm" svg:y="14.236cm">
          <draw:text-box>
            <text:p text:style-name="P6"><text:span text:style-name="T3"><text:page-number>&lt;number&gt;</text:page-number></text:span></text:p>
          </draw:text-box>
        </draw:frame>
        <draw:frame draw:style-name="gr8" draw:text-style-name="P14" draw:layer="layout" svg:width="20.32cm" svg:height="6.311cm" svg:x="2.27cm" svg:y="6.885cm">
          <draw:text-box>
            <text:list text:style-name="L2">
              <text:list-item>
                <text:p text:style-name="P13">TEXT</text:p>
              </text:list-item>
              <text:list-item>
                <text:p text:style-name="P13">TEXT</text:p>
              </text:list-item>
              <text:list-item>
                <text:p text:style-name="P15">TEXT</text:p>
              </text:list-item>
              <text:list-item>
                <text:p text:style-name="P15">TEXT</text:p>
              </text:list-item>
              <text:list-item>
                <text:p text:style-name="P15">TEXT</text:p>
              </text:list-item>
              <text:list-item>
                <text:p text:style-name="P15">TEXT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8.255cm" svg:height="1.419cm" svg:x="1.27cm" svg:y="1.121cm" presentation:class="title" presentation:user-transformed="true">
          <draw:text-box>
            <text:p text:style-name="P9"><text:span text:style-name="T4">Meet Node2020</text:span></text:p>
          </draw:text-box>
        </draw:frame>
        <draw:line draw:style-name="gr5" draw:text-style-name="P11" draw:layer="layout" svg:x1="0cm" svg:y1="2.54cm" svg:x2="9.525cm" svg:y2="2.54cm">
          <text:p/>
        </draw:line>
        <draw:frame draw:style-name="gr6" draw:text-style-name="P12" draw:layer="layout" svg:width="19.05cm" svg:height="1.905cm" svg:x="1.835cm" svg:y="4.445cm">
          <draw:text-box>
            <text:p><text:span text:style-name="T5">Social infrastructure</text:span></text:p>
          </draw:text-box>
        </draw:frame>
        <draw:frame draw:style-name="gr9" draw:text-style-name="P14" draw:layer="layout" svg:width="20.32cm" svg:height="5.171cm" svg:x="2.27cm" svg:y="6.259cm">
          <draw:text-box>
            <text:list text:style-name="L2">
              <text:list-item>
                <text:p text:style-name="P13"><text:span text:style-name="T6">Matrix</text:span> for development chat and synchronous collaboration</text:p>
              </text:list-item>
              <text:list-item>
                <text:p text:style-name="P13"><text:span text:style-name="T6">Discourse</text:span> for support and asynchronous collaboration</text:p>
              </text:list-item>
              <text:list-item>
                <text:p text:style-name="P13"><text:span text:style-name="T6">Discourse</text:span> for community outreach</text:p>
              </text:list-item>
              <text:list-item>
                <text:p text:style-name="P13"><text:span text:style-name="T6">Metalsmith</text:span> for news and marketing</text:p>
              </text:list-item>
            </text:list>
          </draw:text-box>
        </draw:frame>
        <draw:frame draw:style-name="gr3" draw:text-style-name="P7" draw:layer="layout" svg:width="1.905cm" svg:height="0.704cm" svg:x="24.766cm" svg:y="14.236cm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5.08cm" svg:x="0cm" svg:y="1.80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1.4cm" svg:y="3.116cm" presentation:class="title" presentation:user-transformed="true">
          <draw:text-box>
            <text:p><text:span text:style-name="T1">Fin.</text:span></text:p>
          </draw:text-box>
        </draw:frame>
        <draw:frame presentation:style-name="pr2" draw:text-style-name="P16" draw:layer="layout" svg:width="25.199cm" svg:height="5.08cm" svg:x="1.4cm" svg:y="6.985cm" presentation:class="subtitle" presentation:user-transformed="true">
          <draw:text-box>
            <text:p text:style-name="P3"><text:span text:style-name="T7">Open Source Workflows and Infrastructure</text:span></text:p>
            <text:p text:style-name="P3"><text:span text:style-name="T7">Fall 2020</text:span></text:p>
          </draw:text-box>
        </draw:frame>
        <draw:frame draw:style-name="gr2" draw:text-style-name="P5" draw:layer="layout" svg:width="9.525cm" svg:height="2.049cm" svg:x="1.335cm" svg:y="12.867cm">
          <draw:text-box>
            <text:p><text:span text:style-name="T2">Devin Stewart</text:span><text:span text:style-name="T2"><text:line-break/></text:span><text:span text:style-name="T2">Bryan Behrenshausen</text:span></text:p>
          </draw:text-box>
        </draw:frame>
        <draw:frame draw:style-name="gr3" draw:text-style-name="P7" draw:layer="layout" svg:width="1.905cm" svg:height="0.704cm" svg:x="24.766cm" svg:y="14.236cm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4" svg:font-family="'DejaVu Sans Mono'" style:font-family-generic="modern" style:font-pitch="fixed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adornments="Regular" style:font-family-generic="modern" style:font-pitch="variable"/>
    <style:font-face style:name="DejaVu Serif3" svg:font-family="'DejaVu Serif'" style:font-adornments="Regular" style:font-family-generic="modern" style:font-pitch="variable"/>
    <style:font-face style:name="DejaVu Sans Light1" svg:font-family="'DejaVu Sans Light'" style:font-family-generic="roman" style:font-pitch="variable"/>
    <style:font-face style:name="DejaVu Sans Light2" svg:font-family="'DejaVu Sans Light'" style:font-adornments="ExtraLight" style:font-family-generic="roman" style:font-pitch="variable"/>
    <style:font-face style:name="DejaVu Sans Mono3" svg:font-family="'DejaVu Sans Mono'" style:font-family-generic="roman" style:font-pitch="variable"/>
    <style:font-face style:name="DejaVu Sans Mono2" svg:font-family="'DejaVu Sans Mono'" style:font-adornments="Regular" style:font-family-generic="roma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Light3" svg:font-family="'DejaVu Sans Light'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 Light4" svg:font-family="'DejaVu Sans Light'" style:font-adornments="Regular" style:font-family-generic="swiss" style:font-pitch="variable"/>
    <style:font-face style:name="DejaVu Serif2" svg:font-family="'DejaVu Serif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56cm" fo:margin-right="0cm" fo:margin-top="0cm" fo:margin-bottom="0cm" fo:line-height="155%" fo:text-indent="0cm"/>
      <style:text-properties fo:font-variant="normal" fo:text-transform="none" style:use-window-font-color="true" style:text-outline="false" style:text-line-through-style="none" style:text-line-through-type="none" style:font-name="DejaVu Serif1" fo:font-family="'DejaVu Serif'" style:font-style-name="Regular" style:font-family-generic="roman" style:font-pitch="variable" fo:font-size="16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fill="none" draw:fill-gradient-name="Gradient_20_1" draw:fill-hatch-name="Hatching_20_1" draw:fill-image-name="Bitmap_20_1"/>
      <style:text-properties fo:color="#127622" style:font-name="DejaVu Sans Light" fo:font-family="'DejaVu Sans Light'" style:font-style-name="ExtraLight" style:font-family-generic="swiss" style:font-pitch="variable" fo:font-weight="15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DejaVu Sans Mono" fo:font-family="'DejaVu Sans Mono'" style:font-style-name="Regular" style:font-family-generic="modern" style:font-pitch="fixed" fo:font-size="12pt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▶">
            <style:list-level-properties text:min-label-width="0.6cm"/>
            <style:text-properties fo:font-family="OpenSymbol" style:font-style-name="Regular" style:font-charset="x-symbol" fo:color="#127622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erif1" fo:font-family="'DejaVu Serif'" style:font-style-name="Regular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draw:shadow-color="#000000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2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erif1" fo:font-family="'DejaVu Serif'" style:font-style-name="Regular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127622" style:text-outline="false" style:text-line-through-style="none" style:text-line-through-type="none" style:font-name="DejaVu Sans Light" fo:font-family="'DejaVu Sans Light'" style:font-style-name="ExtraLight" style:font-family-generic="swiss" style:font-pitch="variable" fo:font-size="44pt" fo:font-style="normal" fo:text-shadow="none" style:text-underline-style="none" fo:font-weight="150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svg:stroke-color="#127622"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009cm" svg:x="1.4cm" svg:y="3.81cm" presentation:class="outline" presentation:placeholder="true">
        <draw:text-box/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2" draw:text-style-name="MP7" draw:layer="backgroundobjects" svg:x1="27.94cm" svg:y1="14.605cm" svg:x2="26.67cm" svg:y2="14.605cm">
        <text:p/>
      </draw:lin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16:26:47.854246530</meta:creation-date>
    <dc:date>2020-10-12T14:58:23.601774039</dc:date>
    <meta:editing-duration>PT37M</meta:editing-duration>
    <meta:editing-cycles>6</meta:editing-cycles>
    <meta:generator>LibreOffice/6.4.6.2$Linux_X86_64 LibreOffice_project/40$Build-2</meta:generator>
    <meta:document-statistic meta:object-count="56"/>
  </office:meta>
</office:document-meta>
</file>